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0.7069in"/>
    </style:style>
    <style:style style:name="Table1.D" style:family="table-column">
      <style:table-column-properties style:column-width="1.5243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0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3d7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3d7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9d79" officeooo:paragraph-rsid="00099d7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1cd" officeooo:paragraph-rsid="000a8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a81cd" officeooo:paragraph-rsid="000a8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rsid="000a81cd" officeooo:paragraph-rsid="000a81cd"/>
    </style:style>
    <style:style style:name="P5" style:family="paragraph" style:parent-style-name="Standard">
      <style:text-properties fo:font-weight="normal" officeooo:rsid="000a81cd" officeooo:paragraph-rsid="000a81cd" style:font-weight-asian="normal" style:font-weight-complex="normal"/>
    </style:style>
    <style:style style:name="P6" style:family="paragraph" style:parent-style-name="Standard">
      <style:text-properties fo:font-weight="normal" officeooo:rsid="000d4dc0" officeooo:paragraph-rsid="000d4dc0" style:font-weight-asian="normal" style:font-weight-complex="normal"/>
    </style:style>
    <style:style style:name="P7" style:family="paragraph" style:parent-style-name="Standard">
      <style:text-properties fo:font-weight="normal" officeooo:rsid="000ea003" officeooo:paragraph-rsid="000ea003" style:font-weight-asian="normal" style:font-weight-complex="normal"/>
    </style:style>
    <style:style style:name="P8" style:family="paragraph" style:parent-style-name="Standard">
      <style:text-properties fo:font-weight="normal" officeooo:rsid="000eea3a" officeooo:paragraph-rsid="000eea3a" style:font-weight-asian="normal" style:font-weight-complex="normal"/>
    </style:style>
    <style:style style:name="P9" style:family="paragraph" style:parent-style-name="Standard">
      <style:text-properties fo:font-weight="normal" officeooo:rsid="0010337c" officeooo:paragraph-rsid="0010337c" style:font-weight-asian="normal" style:font-weight-complex="normal"/>
    </style:style>
    <style:style style:name="P10" style:family="paragraph" style:parent-style-name="Standard">
      <style:text-properties fo:font-weight="normal" officeooo:rsid="00105b15" officeooo:paragraph-rsid="00105b1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3735c" officeooo:paragraph-rsid="0013735c" style:font-weight-asian="normal" style:font-weight-complex="normal"/>
    </style:style>
    <style:style style:name="P12" style:family="paragraph" style:parent-style-name="Standard">
      <style:text-properties fo:font-weight="bold" officeooo:rsid="000d4dc0" officeooo:paragraph-rsid="000d4dc0" style:font-weight-asian="bold" style:font-weight-complex="bold"/>
    </style:style>
    <style:style style:name="P13" style:family="paragraph" style:parent-style-name="Standard">
      <style:text-properties fo:font-weight="bold" officeooo:rsid="000eea3a" officeooo:paragraph-rsid="000eea3a" style:font-weight-asian="bold" style:font-weight-complex="bold"/>
    </style:style>
    <style:style style:name="P14" style:family="paragraph" style:parent-style-name="Standard">
      <style:text-properties fo:font-weight="bold" officeooo:rsid="0010337c" officeooo:paragraph-rsid="0010337c" style:font-weight-asian="bold" style:font-weight-complex="bold"/>
    </style:style>
    <style:style style:name="P15" style:family="paragraph" style:parent-style-name="Standard">
      <style:text-properties fo:font-weight="bold" officeooo:rsid="00105b15" officeooo:paragraph-rsid="00105b1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3735c" officeooo:paragraph-rsid="0013735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5b09a" officeooo:paragraph-rsid="0015b09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71a53" officeooo:paragraph-rsid="00171a53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0a81cd" officeooo:paragraph-rsid="000a81cd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0d4dc0" officeooo:paragraph-rsid="000d4dc0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0eea3a" officeooo:paragraph-rsid="000eea3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3735c" officeooo:paragraph-rsid="0013735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5b09a" officeooo:paragraph-rsid="0015b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71a53" officeooo:paragraph-rsid="00171a5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94b15" officeooo:paragraph-rsid="00194b1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3be9" officeooo:paragraph-rsid="001b3be9" style:font-weight-asian="normal" style:font-weight-complex="normal"/>
    </style:style>
    <style:style style:name="P27" style:family="paragraph" style:parent-style-name="Standard" style:list-style-name="L2">
      <style:text-properties fo:font-weight="bold" officeooo:rsid="000d4dc0" officeooo:paragraph-rsid="000d4dc0" style:font-weight-asian="bold" style:font-weight-complex="bold"/>
    </style:style>
    <style:style style:name="P28" style:family="paragraph" style:parent-style-name="Standard" style:list-style-name="L4">
      <style:text-properties fo:font-weight="bold" officeooo:rsid="0010337c" officeooo:paragraph-rsid="0010337c" style:font-weight-asian="bold" style:font-weight-complex="bold"/>
    </style:style>
    <style:style style:name="P29" style:family="paragraph" style:parent-style-name="Standard" style:list-style-name="L5">
      <style:text-properties fo:font-weight="bold" officeooo:rsid="0010337c" officeooo:paragraph-rsid="0010337c" style:font-weight-asian="bold" style:font-weight-complex="bold"/>
    </style:style>
    <style:style style:name="P30" style:family="paragraph" style:parent-style-name="Standard" style:list-style-name="L6">
      <style:text-properties fo:font-weight="bold" officeooo:rsid="00105b15" officeooo:paragraph-rsid="00105b15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d3aef" officeooo:paragraph-rsid="001d3aef" style:font-weight-asian="bold" style:font-weight-complex="bold"/>
    </style:style>
    <style:style style:name="P32" style:family="paragraph" style:parent-style-name="Standard">
      <style:text-properties fo:font-weight="bold" officeooo:rsid="0001625e" officeooo:paragraph-rsid="001f5fec" style:font-weight-asian="bold" style:font-weight-complex="bold"/>
    </style:style>
    <style:style style:name="P33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fo:font-weight="bold" officeooo:rsid="0008836e" officeooo:paragraph-rsid="001f5fec" style:font-weight-asian="bold" style:font-weight-complex="bold"/>
    </style:style>
    <style:style style:name="P34" style:family="paragraph" style:parent-style-name="Standard" style:list-style-name="L9">
      <style:text-properties style:text-underline-style="solid" style:text-underline-width="auto" style:text-underline-color="font-color" fo:font-weight="bold" officeooo:rsid="0008836e" officeooo:paragraph-rsid="001f5fec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08836e" officeooo:paragraph-rsid="001f5fec" style:font-weight-asian="bold" style:font-weight-complex="bold"/>
    </style:style>
    <style:style style:name="P36" style:family="paragraph" style:parent-style-name="Standard" style:list-style-name="L8">
      <style:text-properties style:text-underline-style="solid" style:text-underline-width="auto" style:text-underline-color="font-color" fo:font-weight="bold" officeooo:rsid="0001625e" officeooo:paragraph-rsid="001f5fec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1625e" officeooo:paragraph-rsid="001f5fec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728fd" officeooo:paragraph-rsid="001f5f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bda" style:font-weight-asian="normal" style:font-weight-complex="normal"/>
    </style:style>
    <style:style style:name="T4" style:family="text">
      <style:text-properties fo:font-weight="normal" officeooo:rsid="00175267" style:font-weight-asian="normal" style:font-weight-complex="normal"/>
    </style:style>
    <style:style style:name="T5" style:family="text">
      <style:text-properties fo:font-weight="normal" officeooo:rsid="001e1d72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font-weight="normal" style:font-weight-asian="normal" style:font-weight-complex="normal"/>
    </style:style>
    <style:style style:name="T8" style:family="text">
      <style:text-properties officeooo:rsid="000e9bda"/>
    </style:style>
    <style:style style:name="T9" style:family="text">
      <style:text-properties officeooo:rsid="0010337c"/>
    </style:style>
    <style:style style:name="T10" style:family="text">
      <style:text-properties fo:color="#ce181e" fo:font-weight="normal" officeooo:rsid="0018a5cb" style:font-weight-asian="normal" style:font-weight-complex="normal"/>
    </style:style>
    <style:style style:name="T11" style:family="text">
      <style:text-properties fo:color="#ce181e" style:text-underline-style="none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e1d72" style:font-weight-asian="normal" style:font-weight-complex="normal"/>
    </style:style>
    <style:style style:name="T15" style:family="text">
      <style:text-properties style:text-underline-style="none" fo:font-weight="normal" officeooo:rsid="0002a85d" style:font-weight-asian="normal" style:font-weight-complex="normal"/>
    </style:style>
    <style:style style:name="T16" style:family="text">
      <style:text-properties style:text-underline-style="none" fo:font-weight="normal" officeooo:rsid="0005a13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bos terminados em EAR e IAR:</text:p>
      <text:p text:style-name="P4">IAR → são regulares, mas há exceções.</text:p>
      <text:p text:style-name="P4">EAR → são irregulares.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3">Presente Indicativo</text:p>
          </table:table-cell>
          <table:covered-table-cell/>
          <table:table-cell table:style-name="Table1.A1" table:number-columns-spanned="2" office:value-type="string">
            <text:p text:style-name="P3">Presente Subjuntivo</text:p>
          </table:table-cell>
          <table:covered-table-cell/>
          <table:table-cell table:style-name="Table1.E1" table:number-columns-spanned="2" office:value-type="string">
            <text:p text:style-name="P3">Imperativo Afirm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Eu</text:p>
          </table:table-cell>
          <table:table-cell table:style-name="Table1.B2" office:value-type="string">
            <text:p text:style-name="P2">passe<text:span text:style-name="T1">i</text:span>o</text:p>
          </table:table-cell>
          <table:table-cell table:style-name="Table1.A2" office:value-type="string">
            <text:p text:style-name="P2">Que eu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E2" table:number-columns-spanned="2" office:value-type="string">
            <text:p text:style-name="P2">Não há</text:p>
          </table:table-cell>
          <table:covered-table-cell/>
        </table:table-row>
        <table:table-row>
          <table:table-cell table:style-name="Table1.A2" office:value-type="string">
            <text:p text:style-name="P2">Tu</text:p>
          </table:table-cell>
          <table:table-cell table:style-name="Table1.B2" office:value-type="string">
            <text:p text:style-name="P2">passe<text:span text:style-name="T1">i</text:span>as</text:p>
          </table:table-cell>
          <table:table-cell table:style-name="Table1.A2" office:value-type="string">
            <text:p text:style-name="P2">Que tu</text:p>
          </table:table-cell>
          <table:table-cell table:style-name="Table1.B2" office:value-type="string">
            <text:p text:style-name="P2">passe<text:span text:style-name="T1">i</text:span>es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E2" office:value-type="string">
            <text:p text:style-name="P2">tu</text:p>
          </table:table-cell>
        </table:table-row>
        <table:table-row>
          <table:table-cell table:style-name="Table1.A2" office:value-type="string">
            <text:p text:style-name="P2">Ele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A2" office:value-type="string">
            <text:p text:style-name="P2">Que ele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B2" office:value-type="string">
            <text:p text:style-name="P2">Pesse<text:span text:style-name="T1">i</text:span>e</text:p>
          </table:table-cell>
          <table:table-cell table:style-name="Table1.E2" office:value-type="string">
            <text:p text:style-name="P2">ele</text:p>
          </table:table-cell>
        </table:table-row>
        <table:table-row>
          <table:table-cell table:style-name="Table1.A2" office:value-type="string">
            <text:p text:style-name="P2">Nós</text:p>
          </table:table-cell>
          <table:table-cell table:style-name="Table1.A2" office:value-type="string">
            <text:p text:style-name="P2">passeamos</text:p>
          </table:table-cell>
          <table:table-cell table:style-name="Table1.A2" office:value-type="string">
            <text:p text:style-name="P2">Que nós</text:p>
          </table:table-cell>
          <table:table-cell table:style-name="Table1.A2" office:value-type="string">
            <text:p text:style-name="P2">passeemos</text:p>
          </table:table-cell>
          <table:table-cell table:style-name="Table1.A2" office:value-type="string">
            <text:p text:style-name="P2">Passeemos</text:p>
          </table:table-cell>
          <table:table-cell table:style-name="Table1.E2" office:value-type="string">
            <text:p text:style-name="P2">nós</text:p>
          </table:table-cell>
        </table:table-row>
        <table:table-row>
          <table:table-cell table:style-name="Table1.A2" office:value-type="string">
            <text:p text:style-name="P2">Vós</text:p>
          </table:table-cell>
          <table:table-cell table:style-name="Table1.B2" office:value-type="string">
            <text:p text:style-name="P2">passea<text:span text:style-name="T1">i</text:span>s</text:p>
          </table:table-cell>
          <table:table-cell table:style-name="Table1.A2" office:value-type="string">
            <text:p text:style-name="P2">Que vós</text:p>
          </table:table-cell>
          <table:table-cell table:style-name="Table1.B2" office:value-type="string">
            <text:p text:style-name="P2">passee<text:span text:style-name="T1">i</text:span>s</text:p>
          </table:table-cell>
          <table:table-cell table:style-name="Table1.B2" office:value-type="string">
            <text:p text:style-name="P2">Passea<text:span text:style-name="T1">i</text:span></text:p>
          </table:table-cell>
          <table:table-cell table:style-name="Table1.E2" office:value-type="string">
            <text:p text:style-name="P2">vós</text:p>
          </table:table-cell>
        </table:table-row>
        <table:table-row>
          <table:table-cell table:style-name="Table1.A2" office:value-type="string">
            <text:p text:style-name="P2">Eles</text:p>
          </table:table-cell>
          <table:table-cell table:style-name="Table1.B2" office:value-type="string">
            <text:p text:style-name="P2">passe<text:span text:style-name="T1">i</text:span>am</text:p>
          </table:table-cell>
          <table:table-cell table:style-name="Table1.A2" office:value-type="string">
            <text:p text:style-name="P2">Que eles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E2" office:value-type="string">
            <text:p text:style-name="P2">eles</text:p>
          </table:table-cell>
        </table:table-row>
      </table:table>
      <text:p text:style-name="P4"/>
      <text:p text:style-name="P4">A conjugação do verbo <text:span text:style-name="T1">passear</text:span><text:span text:style-name="T2">, nos casos acima em que ocorre o I, são seguidas pelos verbos MARIO:</text:span></text:p>
      <text:list xml:id="list579071413" text:style-name="L1">
        <text:list-item>
          <text:p text:style-name="P19">mediar;</text:p>
        </text:list-item>
        <text:list-item>
          <text:p text:style-name="P19">ansiar;</text:p>
        </text:list-item>
        <text:list-item>
          <text:p text:style-name="P19">remediar;</text:p>
        </text:list-item>
        <text:list-item>
          <text:p text:style-name="P19">incendiar/intermediar;</text:p>
        </text:list-item>
        <text:list-item>
          <text:p text:style-name="P19">odiar.</text:p>
        </text:list-item>
      </text:list>
      <text:p text:style-name="P5"/>
      <text:p text:style-name="P6">Conjugam-se como o verbo <text:span text:style-name="T1">ter</text:span>: deter, entreter, manter, obter, reter, abster, conter, ater, suster.</text:p>
      <text:p text:style-name="P6"/>
      <text:p text:style-name="P12">Abater<text:span text:style-name="T2"> não segue a conjugação do verbo </text:span>ter<text:span text:style-name="T2">, </text:span><text:span text:style-name="T3">mas sim a do verbo </text:span><text:span text:style-name="T8">beber</text:span><text:span text:style-name="T2">!</text:span></text:p>
      <text:list xml:id="list395613005" text:style-name="L2">
        <text:list-item>
          <text:p text:style-name="P27"><text:span text:style-name="T2">Errado → </text:span><text:span text:style-name="T7">abativesse</text:span><text:span text:style-name="T2">;</text:span></text:p>
        </text:list-item>
        <text:list-item>
          <text:p text:style-name="P20">Certo → abatesse.</text:p>
        </text:list-item>
      </text:list>
      <text:p text:style-name="P6"/>
      <text:p text:style-name="P7">Eu: requeiro, requeri, requeria, requerera, requererei, requereria, requeira, requeresse, requerer, requer(e), não requeiras, requerer.</text:p>
      <text:p text:style-name="P7"/>
      <text:p text:style-name="P13">Ambos <text:span text:style-name="T9">particípios </text:span>são corretos<text:span text:style-name="T2">:</text:span></text:p>
      <text:list xml:id="list51832685" text:style-name="L3">
        <text:list-item>
          <text:p text:style-name="P21">afligido, aflito;</text:p>
        </text:list-item>
        <text:list-item>
          <text:p text:style-name="P21">assentado, assento;</text:p>
        </text:list-item>
        <text:list-item>
          <text:p text:style-name="P21">entregado, entregue;</text:p>
        </text:list-item>
        <text:list-item>
          <text:p text:style-name="P21">expressado, expresso;</text:p>
        </text:list-item>
        <text:list-item>
          <text:p text:style-name="P21">extinguido, extinto;</text:p>
        </text:list-item>
        <text:list-item>
          <text:p text:style-name="P21">submetido, <text:s/>submisso;</text:p>
        </text:list-item>
        <text:list-item>
          <text:p text:style-name="P21">imprimido, impresso.</text:p>
        </text:list-item>
      </text:list>
      <text:p text:style-name="P8"/>
      <text:p text:style-name="P14"><text:span text:style-name="T2">Particípios regulares (terminados em -do) são usados com o verbo </text:span>ter/haver<text:span text:style-name="T2">:</text:span></text:p>
      <text:list xml:id="list1944844626" text:style-name="L4">
        <text:list-item>
          <text:p text:style-name="P28">Tenho<text:span text:style-name="T2"> </text:span>pagado<text:span text:style-name="T2"> minhas dívidas.</text:span></text:p>
        </text:list-item>
        <text:list-item>
          <text:p text:style-name="P28"><text:span text:style-name="T2">Nunca </text:span>havia aceitado<text:span text:style-name="T2"> bem críticas.</text:span></text:p>
        </text:list-item>
      </text:list>
      <text:p text:style-name="P9"/>
      <text:p text:style-name="P14"><text:span text:style-name="T2">Particípios irregulares são usados com os verbos </text:span>ser/estar<text:span text:style-name="T2">:</text:span></text:p>
      <text:list xml:id="list3053273101" text:style-name="L5">
        <text:list-item>
          <text:p text:style-name="P29"><text:span text:style-name="T2">O boleto </text:span>foi pago<text:span text:style-name="T2"> em dia.</text:span></text:p>
        </text:list-item>
        <text:list-item>
          <text:p text:style-name="P29">Estive suspenso<text:span text:style-name="T2"> do trabalho.</text:span></text:p>
        </text:list-item>
      </text:list>
      <text:p text:style-name="P9"/>
      <text:p text:style-name="P15">Atenção para não misturar!</text:p>
      <text:list xml:id="list4048566515" text:style-name="L6">
        <text:list-item>
          <text:p text:style-name="P30"><text:soft-page-break/><text:span text:style-name="T2">Errado → </text:span>Tenho <text:span text:style-name="T6">impresso</text:span><text:span text:style-name="T2"> meus cursos em PDF.</text:span></text:p>
        </text:list-item>
        <text:list-item>
          <text:p text:style-name="P30"><text:span text:style-name="T2">Certo → </text:span>Tenho imprimido<text:span text:style-name="T2"> meus cursos em PDF.</text:span></text:p>
        </text:list-item>
        <text:list-item>
          <text:p text:style-name="P30"><text:span text:style-name="T2">Errado → Meu cigarro </text:span>foi <text:span text:style-name="T6">acendido</text:span><text:span text:style-name="T2">.</text:span></text:p>
        </text:list-item>
        <text:list-item>
          <text:p text:style-name="P30"><text:span text:style-name="T2">Certo → Meu cigarro </text:span>foi acesso<text:span text:style-name="T2">.</text:span></text:p>
        </text:list-item>
      </text:list>
      <text:p text:style-name="P10"/>
      <text:p text:style-name="P16"><text:span text:style-name="T2">Se pude</text:span>SSE<text:span text:style-name="T2">, fa</text:span>RIA<text:span text:style-name="T2">.</text:span></text:p>
      <text:p text:style-name="P11"/>
      <text:p text:style-name="P16"><text:span text:style-name="T2">Se eu pud</text:span>ER<text:span text:style-name="T2">, fa</text:span>REI<text:span text:style-name="T2">.</text:span></text:p>
      <text:p text:style-name="P11"/>
      <text:p text:style-name="P17">Voz ativa<text:span text:style-name="T2">: O desafiante derrotou o campeão.</text:span></text:p>
      <text:p text:style-name="P17">Voz passiva analítica<text:span text:style-name="T2">: O campeão foi derrotado pelo desafiante.</text:span></text:p>
      <text:p text:style-name="P17">Voz passiva sintética<text:span text:style-name="T2">: Derrotou-se o campeão. </text:span><text:span text:style-name="T10">[VTD+se]</text:span></text:p>
      <text:p text:style-name="P23"/>
      <text:p text:style-name="P18"><text:span text:style-name="T2">A </text:span><text:span text:style-name="T4">transposição para a </text:span><text:span text:style-name="T2">voz passiva </text:span>sintética<text:span text:style-name="T2"> só será possível com </text:span>VTD<text:span text:style-name="T2">.</text:span></text:p>
      <text:p text:style-name="P24"/>
      <text:p text:style-name="P25">VTI+se → estrutrura do sujeito indeterminado.</text:p>
      <text:p text:style-name="P26">VI+se → também será sujeito indeterminado.</text:p>
      <text:p text:style-name="P26"/>
      <text:p text:style-name="P31"><text:span text:style-name="T2">Para não confudir com a voz reflexiva, substituir o “se” por “a si mesmo”. Se mantiver a coerência, então será voz reflexiva, </text:span><text:span text:style-name="T5">e não particula de indeterminação do sujeito!</text:span></text:p>
      <text:p text:style-name="P31"><text:span text:style-name="T5"/></text:p>
      <text:p text:style-name="P32">Locução verbal x tempo composto<text:span text:style-name="T2">:</text:span></text:p>
      <text:list xml:id="list3514396931" text:style-name="L8">
        <text:list-item>
          <text:p text:style-name="P36"><text:span text:style-name="T2">locução verbal</text:span><text:span text:style-name="T13">: particípio concorda com o sujeito paciente; </text:span><text:span text:style-name="T11">[analítica: SER+particípio; sintética: VTD/VTDI+se]</text:span></text:p>
          <text:list>
            <text:list-item>
              <text:p text:style-name="P36"><text:span text:style-name="T13">ex.: Eu fui assaltado;</text:span></text:p>
            </text:list-item>
          </text:list>
        </text:list-item>
        <text:list-item>
          <text:p text:style-name="P36"><text:span text:style-name="T2">tempo composto</text:span><text:span text:style-name="T13">: </text:span><text:span text:style-name="T15">na voz ativa, o </text:span><text:span text:style-name="T13">particípio </text:span><text:span text:style-name="T12">não</text:span><text:span text:style-name="T13"> se flexiona; </text:span><text:span text:style-name="T11">[TER/HAVER+particípio]</text:span></text:p>
          <text:list>
            <text:list-item>
              <text:p text:style-name="P36"><text:span text:style-name="T13">ex.: Tenho andado distraído.</text:span></text:p>
            </text:list-item>
          </text:list>
        </text:list-item>
      </text:list>
      <text:p text:style-name="P37"><text:span text:style-name="T13"/></text:p>
      <text:p text:style-name="P38"><text:span text:style-name="T16">V</text:span><text:span text:style-name="T13">erbos pronominais são aqueles que possuem um “pronome integrante” e que não podem ser conjugados sem ele: arrepender-</text:span><text:span text:style-name="T12">se</text:span><text:span text:style-name="T13">, contrapor-</text:span><text:span text:style-name="T12">se</text:span><text:span text:style-name="T13">, suicidar-</text:span><text:span text:style-name="T12">se</text:span><text:span text:style-name="T13">.</text:span></text:p>
      <text:p text:style-name="P38"><text:span text:style-name="T13"/></text:p>
      <text:p text:style-name="P35"><text:span text:style-name="T13">Quando aparecer o “se”:</text:span></text:p>
      <text:list xml:id="list1969386100" text:style-name="L9">
        <text:list-item>
          <text:p text:style-name="P34"><text:span text:style-name="T13">para ser </text:span><text:span text:style-name="T12">pronome apassivador</text:span><text:span text:style-name="T13">, o verbo precisa ser VTD ou VTDI;</text:span></text:p>
        </text:list-item>
        <text:list-item>
          <text:p text:style-name="P34"><text:span text:style-name="T13">para ser </text:span><text:span text:style-name="T12">índice de indeterminação do sujeito</text:span><text:span text:style-name="T13">, a oração não deve ter sujeito;</text:span></text:p>
        </text:list-item>
        <text:list-item>
          <text:p text:style-name="P33"><text:span text:style-name="T14">para ser pronome integrante de um verbo, o verbo precisa ser V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5-29T14:37:12.444000000</dc:date>
    <meta:editing-duration>PT8H58M37S</meta:editing-duration>
    <meta:editing-cycles>18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91" meta:word-count="438" meta:character-count="2680" meta:non-whitespace-character-count="2360"/>
  </office:meta>
</office:document-meta>
</file>